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1aba1" draw:textarea-vertical-align="middle" draw:auto-grow-height="false" fo:min-height="1.069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5f5dc" draw:textarea-vertical-align="middle" draw:auto-grow-height="false" fo:min-height="0.747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d5c9" draw:textarea-vertical-align="middle" draw:auto-grow-height="false" fo:min-height="4.751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vertical-align="middle" draw:auto-grow-height="false" fo:min-height="3.5cm" fo:min-width="9.22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cfcf3" draw:textarea-vertical-align="middle" draw:auto-grow-height="false" fo:min-height="2.345cm" fo:min-width="6.07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8f8e8" draw:textarea-horizontal-align="justify" draw:textarea-vertical-align="middle" draw:auto-grow-height="false" fo:min-height="1.25cm" fo:min-width="6.671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6cm" fo:min-width="6.013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2cm" fo:min-width="6.428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d5c9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798079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4a494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44cm" fo:min-width="4.079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6cm" fo:min-width="3.224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6cm" fo:min-width="7.909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2cm" fo:min-width="5.527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dcdb8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5f5dc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a1aba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5f5d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c9d5c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0fff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cfcf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8f8e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9807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a4a49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cdcdb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337cm" svg:height="1.319cm" svg:x="1.564cm" svg:y="1.4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337cm" svg:height="0.997cm" svg:x="1.564cm" svg:y="7.7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337cm" svg:height="5.001cm" svg:x="1.564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2cm" svg:height="3.75cm" svg:x="1.561cm" svg:y="4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57cm" svg:height="2.595cm" svg:x="1.551cm" svg:y="5.1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171cm" svg:height="1.5cm" svg:x="2.25cm" svg:y="6.251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6.513cm" svg:height="0.806cm" svg:x="3.854cm" svg:y="7.81cm">
          <draw:text-box>
            <text:p text:style-name="P7"><text:span text:style-name="T1">Java Standard Edition (</text:span><text:span text:style-name="T2">≥</text:span><text:span text:style-name="T1"> 8)</text:span></text:p>
          </draw:text-box>
        </draw:frame>
        <draw:frame draw:style-name="gr8" draw:text-style-name="P8" draw:layer="layout" svg:width="6.928cm" svg:height="0.97cm" svg:x="3.901cm" svg:y="1.751cm">
          <draw:text-box>
            <text:p text:style-name="P7"><text:span text:style-name="T1">Image processing application</text:span></text:p>
          </draw:text-box>
        </draw:frame>
        <draw:custom-shape draw:style-name="gr9" draw:text-style-name="P3" draw:layer="layout" svg:width="1.024cm" svg:height="0.511cm" draw:transform="rotate (-1.5707963267949) translate (10.901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022cm" svg:height="0.514cm" draw:transform="rotate (-1.5707963267949) translate (9.159cm 5.77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1.022cm" svg:height="0.512cm" draw:transform="rotate (-1.5707963267949) translate (3.101cm 4.70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022cm" svg:height="0.512cm" draw:transform="rotate (-1.5707963267949) translate (2.251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022cm" svg:height="0.512cm" draw:transform="rotate (-1.5707963267949) translate (3.201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02cm" svg:height="0.509cm" draw:transform="rotate (-1.5707963267949) translate (7.71cm 5.77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text-style-name="P12" draw:layer="layout" svg:width="4.579cm" svg:height="0.994cm" svg:x="3.278cm" svg:y="6.708cm">
          <draw:text-box>
            <text:p text:style-name="P11"><text:span text:style-name="T3">Hipparchus </text:span><text:span text:style-name="T1">(</text:span><text:span text:style-name="T2">≥</text:span><text:span text:style-name="T1"> 2.3)</text:span></text:p>
          </draw:text-box>
        </draw:frame>
        <draw:frame draw:style-name="gr13" draw:text-style-name="P8" draw:layer="layout" svg:width="3.724cm" svg:height="0.806cm" svg:x="3.191cm" svg:y="5.251cm">
          <draw:text-box>
            <text:p text:style-name="P7"><text:span text:style-name="T3">Orekit</text:span><text:span text:style-name="T1"> (</text:span><text:span text:style-name="T4">≥ 11.3)</text:span></text:p>
          </draw:text-box>
        </draw:frame>
        <draw:frame draw:style-name="gr14" draw:text-style-name="P8" draw:layer="layout" svg:width="8.409cm" svg:height="0.806cm" svg:x="2.901cm" svg:y="4.208cm">
          <draw:text-box>
            <text:p text:style-name="P7"><text:span text:style-name="T1">Mission independent </text:span><text:span text:style-name="T3">Rugged</text:span><text:span text:style-name="T1"> library</text:span></text:p>
          </draw:text-box>
        </draw:frame>
        <draw:custom-shape draw:style-name="gr9" draw:text-style-name="P3" draw:layer="layout" svg:width="1.024cm" svg:height="0.511cm" draw:transform="rotate (-1.5707963267949) translate (12.802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5" draw:text-style-name="P8" draw:layer="layout" svg:width="6.027cm" svg:height="0.97cm" svg:x="4.356cm" svg:y="3.001cm">
          <draw:text-box>
            <text:p text:style-name="P7"><text:span text:style-name="T1">Mission specific interface</text:span></text:p>
          </draw:text-box>
        </draw:frame>
        <draw:custom-shape draw:style-name="gr16" draw:text-style-name="P13" draw:layer="layout" svg:width="1.024cm" svg:height="0.511cm" draw:transform="rotate (-1.5707963267949) translate (2.503cm 3.6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1.024cm" svg:height="0.511cm" draw:transform="rotate (-1.5707963267949) translate (3.704cm 2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006cm" fo:page-height="14.8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 Maisonobe</meta:initial-creator>
    <meta:creation-date>2014-06-02T16:59:51.757900822</meta:creation-date>
    <dc:date>2022-12-08T14:28:47.790219086</dc:date>
    <meta:editing-duration>PT31M26S</meta:editing-duration>
    <meta:editing-cycles>15</meta:editing-cycles>
    <meta:generator>LibreOffice/6.0.7.3$Linux_X86_64 LibreOffice_project/00m0$Build-3</meta:generator>
    <meta:document-statistic meta:object-count="21"/>
  </office:meta>
</office:document-meta>
</file>